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9abce" officeooo:paragraph-rsid="0009abce"/>
    </style:style>
    <style:style style:name="P2" style:family="paragraph" style:parent-style-name="Text_20_body">
      <style:text-properties officeooo:rsid="0009abce" officeooo:paragraph-rsid="0009abce"/>
    </style:style>
    <style:style style:name="P3" style:family="paragraph" style:parent-style-name="Heading_20_3">
      <style:text-properties fo:font-weight="bold" officeooo:rsid="000d3a65" officeooo:paragraph-rsid="000d3a65" style:font-weight-asian="bold" style:font-weight-complex="bold"/>
    </style:style>
    <style:style style:name="P4" style:family="paragraph" style:parent-style-name="Text_20_body">
      <style:text-properties fo:font-weight="bold" officeooo:rsid="000d3a65" officeooo:paragraph-rsid="000d3a65" style:font-weight-asian="bold" style:font-weight-complex="bold"/>
    </style:style>
    <style:style style:name="P5" style:family="paragraph" style:parent-style-name="Text_20_body">
      <style:text-properties fo:font-weight="bold" officeooo:paragraph-rsid="0009c722" style:font-weight-asian="bold" style:font-weight-complex="bold"/>
    </style:style>
    <style:style style:name="P6" style:family="paragraph" style:parent-style-name="Heading_20_3">
      <style:text-properties officeooo:paragraph-rsid="000eef3b"/>
    </style:style>
    <style:style style:name="P7" style:family="paragraph" style:parent-style-name="Heading_20_4">
      <style:paragraph-properties fo:margin-top="0in" fo:margin-bottom="0in" style:contextual-spacing="false"/>
    </style:style>
    <style:style style:name="P8" style:family="paragraph" style:parent-style-name="Text_20_body">
      <style:paragraph-properties fo:margin-top="0in" fo:margin-bottom="0in" style:contextual-spacing="false"/>
    </style:style>
    <style:style style:name="P9" style:family="paragraph" style:parent-style-name="Standard">
      <style:text-properties fo:font-size="13pt" officeooo:rsid="0009abce" officeooo:paragraph-rsid="0009abce" style:font-size-asian="11.3500003814697pt" style:font-size-complex="13pt"/>
    </style:style>
    <style:style style:name="P10" style:family="paragraph" style:parent-style-name="Standard">
      <style:text-properties fo:font-size="20pt" officeooo:rsid="0009abce" officeooo:paragraph-rsid="0009abce" style:font-size-asian="17.5pt" style:font-size-complex="20pt"/>
    </style:style>
    <style:style style:name="P11" style:family="paragraph" style:parent-style-name="Standard">
      <style:text-properties fo:font-size="32pt" officeooo:rsid="0009abce" officeooo:paragraph-rsid="0009abce" style:font-size-asian="32pt" style:font-size-complex="32pt"/>
    </style:style>
    <style:style style:name="P12" style:family="paragraph" style:parent-style-name="Standard">
      <style:text-properties fo:font-size="16pt" officeooo:rsid="0009abce" officeooo:paragraph-rsid="000eef3b" style:font-size-asian="16pt" style:font-size-complex="16pt"/>
    </style:style>
    <style:style style:name="P13" style:family="paragraph" style:parent-style-name="Standard">
      <style:text-properties fo:font-size="16pt" officeooo:rsid="000eef3b" officeooo:paragraph-rsid="000eef3b" style:font-size-asian="16pt" style:font-size-complex="16pt"/>
    </style:style>
    <style:style style:name="P14" style:family="paragraph" style:parent-style-name="Standard">
      <style:text-properties fo:font-size="16pt" fo:font-weight="bold" officeooo:rsid="000eef3b" officeooo:paragraph-rsid="000eef3b" style:font-size-asian="16pt" style:font-weight-asian="bold" style:font-size-complex="16pt"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text-properties fo:font-weight="normal" officeooo:rsid="0009abce" officeooo:paragraph-rsid="0009abce" style:font-weight-asian="normal" style:font-weight-complex="normal"/>
    </style:style>
    <style:style style:name="P18" style:family="paragraph" style:parent-style-name="Text_20_body">
      <style:text-properties officeooo:paragraph-rsid="0009c722"/>
    </style:style>
    <style:style style:name="P19" style:family="paragraph" style:parent-style-name="Text_20_body">
      <style:text-properties officeooo:rsid="0009c722" officeooo:paragraph-rsid="0009c722"/>
    </style:style>
    <style:style style:name="P20" style:family="paragraph" style:parent-style-name="Text_20_body">
      <style:text-properties officeooo:rsid="000eef3b" officeooo:paragraph-rsid="000eef3b"/>
    </style:style>
    <style:style style:name="P21" style:family="paragraph" style:parent-style-name="Text_20_body" style:list-style-name="L1">
      <style:paragraph-properties fo:margin-top="0in" fo:margin-bottom="0in" style:contextual-spacing="false"/>
    </style:style>
    <style:style style:name="P22" style:family="paragraph" style:parent-style-name="Text_20_body" style:list-style-name="L2"/>
    <style:style style:name="P23" style:family="paragraph" style:parent-style-name="Text_20_body" style:list-style-name="L2">
      <style:paragraph-properties fo:margin-top="0in" fo:margin-bottom="0in" style:contextual-spacing="false"/>
    </style:style>
    <style:style style:name="P24" style:family="paragraph" style:parent-style-name="Text_20_body" style:list-style-name="L3"/>
    <style:style style:name="P25" style:family="paragraph" style:parent-style-name="Text_20_body" style:list-style-name="L3">
      <style:paragraph-properties fo:margin-top="0in" fo:margin-bottom="0in" style:contextual-spacing="false"/>
    </style:style>
    <style:style style:name="P26" style:family="paragraph" style:parent-style-name="Text_20_body" style:list-style-name="L4"/>
    <style:style style:name="P27" style:family="paragraph" style:parent-style-name="Text_20_body" style:list-style-name="L4">
      <style:paragraph-properties fo:margin-top="0in" fo:margin-bottom="0in" style:contextual-spacing="false"/>
    </style:style>
    <style:style style:name="P28" style:family="paragraph" style:parent-style-name="Text_20_body" style:list-style-name="L5"/>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6"/>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9">
      <style:paragraph-properties fo:margin-top="0in" fo:margin-bottom="0in" style:contextual-spacing="false"/>
    </style:style>
    <style:style style:name="P38" style:family="paragraph" style:parent-style-name="Text_20_body" style:list-style-name="L10"/>
    <style:style style:name="P39" style:family="paragraph" style:parent-style-name="Text_20_body" style:list-style-name="L10">
      <style:paragraph-properties fo:margin-top="0in" fo:margin-bottom="0in" style:contextual-spacing="false"/>
    </style:style>
    <style:style style:name="P40" style:family="paragraph" style:parent-style-name="Text_20_body" style:list-style-name="L11">
      <style:paragraph-properties fo:margin-top="0in" fo:margin-bottom="0in" style:contextual-spacing="false"/>
    </style:style>
    <style:style style:name="P41" style:family="paragraph" style:parent-style-name="Text_20_body" style:list-style-name="L12"/>
    <style:style style:name="P42" style:family="paragraph" style:parent-style-name="Text_20_body" style:list-style-name="L12">
      <style:paragraph-properties fo:margin-top="0in" fo:margin-bottom="0in" style:contextual-spacing="false"/>
    </style:style>
    <style:style style:name="P43" style:family="paragraph" style:parent-style-name="Text_20_body" style:list-style-name="L13"/>
    <style:style style:name="P44" style:family="paragraph" style:parent-style-name="Text_20_body" style:list-style-name="L13">
      <style:paragraph-properties fo:margin-top="0in" fo:margin-bottom="0in" style:contextual-spacing="false"/>
    </style:style>
    <style:style style:name="P45" style:family="paragraph" style:parent-style-name="Text_20_body" style:list-style-name="L14"/>
    <style:style style:name="P46" style:family="paragraph" style:parent-style-name="Text_20_body" style:list-style-name="L14">
      <style:paragraph-properties fo:margin-top="0in" fo:margin-bottom="0in" style:contextual-spacing="false"/>
    </style:style>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6"/>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text-properties fo:font-weight="normal" officeooo:rsid="0009abce" officeooo:paragraph-rsid="0009abce" style:font-weight-asian="normal" style:font-weight-complex="normal"/>
    </style:style>
    <style:style style:name="P51" style:family="paragraph" style:parent-style-name="Text_20_body" style:list-style-name="L17"/>
    <style:style style:name="P52" style:family="paragraph" style:parent-style-name="Text_20_body" style:list-style-name="L17">
      <style:paragraph-properties fo:margin-top="0in" fo:margin-bottom="0in" style:contextual-spacing="false"/>
    </style:style>
    <style:style style:name="P53" style:family="paragraph" style:parent-style-name="Text_20_body" style:list-style-name="L18"/>
    <style:style style:name="P54" style:family="paragraph" style:parent-style-name="Text_20_body" style:list-style-name="L18">
      <style:paragraph-properties fo:margin-top="0in" fo:margin-bottom="0in" style:contextual-spacing="false"/>
    </style:style>
    <style:style style:name="P55" style:family="paragraph" style:parent-style-name="Text_20_body" style:list-style-name="L19"/>
    <style:style style:name="P56" style:family="paragraph" style:parent-style-name="Text_20_body" style:list-style-name="L19">
      <style:paragraph-properties fo:margin-top="0in" fo:margin-bottom="0in" style:contextual-spacing="false"/>
    </style:style>
    <style:style style:name="P57" style:family="paragraph" style:parent-style-name="Text_20_body" style:list-style-name="L20"/>
    <style:style style:name="P58" style:family="paragraph" style:parent-style-name="Text_20_body" style:list-style-name="L20">
      <style:paragraph-properties fo:margin-top="0in" fo:margin-bottom="0in" style:contextual-spacing="false"/>
    </style:style>
    <style:style style:name="P59" style:family="paragraph" style:parent-style-name="Text_20_body" style:list-style-name="L21"/>
    <style:style style:name="P60" style:family="paragraph" style:parent-style-name="Text_20_body" style:list-style-name="L21">
      <style:paragraph-properties fo:margin-top="0in" fo:margin-bottom="0in" style:contextual-spacing="false"/>
    </style:style>
    <style:style style:name="P61" style:family="paragraph" style:parent-style-name="Text_20_body" style:list-style-name="L22"/>
    <style:style style:name="P62" style:family="paragraph" style:parent-style-name="Text_20_body" style:list-style-name="L22">
      <style:paragraph-properties fo:margin-top="0in" fo:margin-bottom="0in" style:contextual-spacing="false"/>
    </style:style>
    <style:style style:name="P63" style:family="paragraph" style:parent-style-name="Text_20_body" style:list-style-name="L23"/>
    <style:style style:name="P64" style:family="paragraph" style:parent-style-name="Text_20_body" style:list-style-name="L23">
      <style:paragraph-properties fo:margin-top="0in" fo:margin-bottom="0in" style:contextual-spacing="false"/>
    </style:style>
    <style:style style:name="P65" style:family="paragraph" style:parent-style-name="Text_20_body" style:list-style-name="L24"/>
    <style:style style:name="P66" style:family="paragraph" style:parent-style-name="Text_20_body" style:list-style-name="L24">
      <style:paragraph-properties fo:margin-top="0in" fo:margin-bottom="0in" style:contextual-spacing="false"/>
    </style:style>
    <style:style style:name="P67" style:family="paragraph" style:parent-style-name="Text_20_body">
      <style:text-properties fo:font-size="15pt" fo:font-weight="bold" officeooo:rsid="0009abce" officeooo:paragraph-rsid="0009abce" style:font-size-asian="15pt" style:font-weight-asian="bold" style:font-size-complex="15pt" style:font-weight-complex="bold"/>
    </style:style>
    <style:style style:name="P68" style:family="paragraph" style:parent-style-name="Text_20_body">
      <style:text-properties fo:font-size="15pt" officeooo:rsid="0009abce" officeooo:paragraph-rsid="0009abce" style:font-size-asian="15pt" style:font-size-complex="15pt"/>
    </style:style>
    <style:style style:name="T1" style:family="text">
      <style:text-properties fo:font-weight="bold" style:font-weight-asian="bold" style:font-weight-complex="bold"/>
    </style:style>
    <style:style style:name="T2" style:family="text">
      <style:text-properties fo:font-weight="bold" officeooo:rsid="000eef3b" style:font-weight-asian="bold" style:font-weight-complex="bold"/>
    </style:style>
    <style:style style:name="T3" style:family="text">
      <style:text-properties fo:font-weight="normal" style:font-weight-asian="normal" style:font-weight-complex="normal"/>
    </style:style>
    <style:style style:name="T4" style:family="text">
      <style:text-properties loext:padding="0.0193in" loext:border="0.06pt solid #e5e7eb"/>
    </style:style>
    <style:style style:name="T5" style:family="text">
      <style:text-properties officeooo:rsid="0009c722"/>
    </style:style>
    <style:style style:name="T6" style:family="text">
      <style:text-properties officeooo:rsid="000eef3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GROK LIST : </text:p>
      <text:p text:style-name="P9"/>
      <text:p text:style-name="P12"><text:span text:style-name="T2">Q.</text:span>tell me my kundli , here are my details - </text:p>
      <text:p text:style-name="P12">Name : Kapil , Age : 20 ,</text:p>
      <text:p text:style-name="P12"><text:s/>DOB : 23 Oct 2005 , Birth time : 6AM Morning ,</text:p>
      <text:p text:style-name="P12"><text:s/>P<text:span text:style-name="T6">l</text:span>ace – Haryana</text:p>
      <text:p text:style-name="P13"/>
      <text:p text:style-name="P14">Response : </text:p>
      <text:list xml:id="list2684168472" text:style-name="L1">
        <text:list-item>
          <text:p text:style-name="P21"><text:span text:style-name="Strong_20_Emphasis">3rd House (Siblings, Communication)</text:span>: Sagittarius, with Moon and Venus, points to strong communication and creative expression. </text:p>
        </text:list-item>
        <text:list-item>
          <text:p text:style-name="P21"><text:span text:style-name="Strong_20_Emphasis">7th House (Partnerships)</text:span>: Aries, suggests dynamic but potentially intense relationships. </text:p>
        </text:list-item>
        <text:list-item>
          <text:p text:style-name="P21"><text:span text:style-name="Strong_20_Emphasis">10th House (Career)</text:span>: Cancer, with Saturn, indicates a disciplined approach to career, possibly in nurturing or structured fields. </text:p>
        </text:list-item>
        <text:list-item>
          <text:p text:style-name="P21"><text:span text:style-name="Strong_20_Emphasis">11th House (Gains)</text:span>: Leo, suggests success through leadership and networking.</text:p>
        </text:list-item>
      </text:list>
      <text:p text:style-name="P8"/>
      <text:h text:style-name="Heading_20_4" text:outline-level="4">6. <text:span text:style-name="Strong_20_Emphasis">Vimshottari Dasha</text:span></text:h>
      <text:p text:style-name="P15">The Vimshottari Dasha system divides life into planetary periods. For Ardra Nakshatra (Rahu-ruled), you were likely born in the <text:span text:style-name="Strong_20_Emphasis">Rahu Mahadasha</text:span>, which lasts 18 years. By 2025, at age 20, you’re likely transitioning into the <text:span text:style-name="Strong_20_Emphasis">Jupiter Mahadasha</text:span> (16 years), starting around 2023–2024. Jupiter’s influence brings growth, wisdom, and opportunities, especially in education and career, given its placement in your 1st house.</text:p>
      <text:p text:style-name="P15"/>
      <text:h text:style-name="Heading_20_4" text:outline-level="4">7. <text:span text:style-name="Strong_20_Emphasis">Yogas and Doshas</text:span></text:h>
      <text:list text:style-name="L2">
        <text:list-item>
          <text:p text:style-name="P23"><text:span text:style-name="Strong_20_Emphasis">Raj Yoga</text:span>: Possible due to Jupiter in the 1st house (Libra), indicating prosperity and leadership, especially if it forms a connection with Kendra/Trikona lords.</text:p>
        </text:list-item>
        <text:list-item>
          <text:p text:style-name="P23"><text:span text:style-name="Strong_20_Emphasis">Mangal Dosha</text:span>: Check if Mars is in the 1st, 4th, 7th, 8th, or 12th house. Mars in the 8th house (Taurus) may indicate a mild Mangal Dosha, affecting marriage timing or compatibility. Remedies like marrying another Manglik or performing rituals can mitigate this.</text:p>
        </text:list-item>
        <text:list-item>
          <text:p text:style-name="P23"><text:span text:style-name="Strong_20_Emphasis">Kala Sarpa Dosha</text:span>: Unlikely unless all planets are between Rahu and Ketu, which requires precise calculation.</text:p>
          <text:p text:style-name="P22"/>
        </text:list-item>
      </text:list>
      <text:h text:style-name="Heading_20_4" text:outline-level="4">8. <text:span text:style-name="Strong_20_Emphasis">Career and Life Path</text:span></text:h>
      <text:list text:style-name="L3">
        <text:list-item>
          <text:p text:style-name="P25"><text:span text:style-name="Strong_20_Emphasis">Career</text:span>: With Saturn in the 10th house (Cancer), you’re disciplined and suited for careers in technology, management, or public service. Mercury in the 2nd house suggests success in communication-driven fields like IT, writing, or finance. Your previous interest in AI/ML and DevOps (from June 25, 2025, conversation) aligns with these placements, especially with Moon in Gemini (intellect).</text:p>
          <text:p text:style-name="P25"/>
        </text:list-item>
        <text:list-item>
          <text:p text:style-name="P25"><text:span text:style-name="Strong_20_Emphasis">Education</text:span>: Jupiter in the 1st house supports higher education and learning, making you a natural scholar. </text:p>
        </text:list-item>
        <text:list-item>
          <text:p text:style-name="P25"><text:soft-page-break/><text:span text:style-name="Strong_20_Emphasis">Relationships</text:span>: The 7th house (Aries) suggests passionate but potentially challenging partnerships. Kundli matching is recommended for marriage compatibility.</text:p>
          <text:p text:style-name="P24"/>
        </text:list-item>
      </text:list>
      <text:h text:style-name="Heading_20_3" text:outline-level="3">Step 4: Recommendations</text:h>
      <text:p text:style-name="P16">For a detailed and precise Kundli, use online tools like:</text:p>
      <text:list text:style-name="L4">
        <text:list-item>
          <text:p text:style-name="P27"><text:span text:style-name="Strong_20_Emphasis">AstroSage</text:span> (<text:a xlink:type="simple" xlink:href="http://www.astrosage.com/" office:target-frame-name="_blank" xlink:show="new" text:style-name="Internet_20_link" text:visited-style-name="Visited_20_Internet_20_Link">www.astrosage.com</text:a>): Enter your details for a free Hindi/English Kundli with Dasha and remedies.</text:p>
        </text:list-item>
        <text:list-item>
          <text:p text:style-name="P27"><text:span text:style-name="Strong_20_Emphasis">AstroYogi</text:span> (<text:a xlink:type="simple" xlink:href="http://www.astroyogi.com/" office:target-frame-name="_blank" xlink:show="new" text:style-name="Internet_20_link" text:visited-style-name="Visited_20_Internet_20_Link">www.astroyogi.com</text:a>): Provides detailed charts and analysis.</text:p>
        </text:list-item>
        <text:list-item>
          <text:p text:style-name="P27"><text:span text:style-name="Strong_20_Emphasis">Vedic Rishi</text:span> (<text:a xlink:type="simple" xlink:href="http://www.vedicrishi.in/" office:target-frame-name="_blank" xlink:show="new" text:style-name="Internet_20_link" text:visited-style-name="Visited_20_Internet_20_Link">www.vedicrishi.in</text:a>): Offers free Kundli with Nakshatra and house details.</text:p>
          <text:p text:style-name="P26"/>
        </text:list-item>
      </text:list>
      <text:p text:style-name="P16">Enter your exact birth details (date, time, and specific city in Haryana) to get:</text:p>
      <text:list text:style-name="L5">
        <text:list-item>
          <text:p text:style-name="P29">Accurate planetary degrees and house placements. </text:p>
        </text:list-item>
        <text:list-item>
          <text:p text:style-name="P29">Detailed Dasha periods and predictions. </text:p>
        </text:list-item>
        <text:list-item>
          <text:p text:style-name="P28">Dosha analysis (e.g., Mangal Dosha, Kala Sarpa Dosha) and remedies. </text:p>
        </text:list-item>
      </text:list>
      <text:h text:style-name="Heading_20_3" text:outline-level="3">Step 5: Notes and Clarifications</text:h>
      <text:list text:style-name="L6">
        <text:list-item>
          <text:p text:style-name="P31"><text:span text:style-name="Strong_20_Emphasis">Place Specificity</text:span>: If you meant a different city in Haryana (e.g., Rohtak, Gurgaon), the Ascendant and house placements may shift slightly. Please confirm the exact city for accuracy. </text:p>
        </text:list-item>
        <text:list-item>
          <text:p text:style-name="P31"><text:span text:style-name="Strong_20_Emphasis">Time Precision</text:span>: Ensure the 6:00 AM time is exact, as even a few minutes can change the Ascendant or Nakshatra.</text:p>
          <text:p text:style-name="P31"/>
        </text:list-item>
        <text:list-item>
          <text:p text:style-name="P30"><text:span text:style-name="Strong_20_Emphasis">Memory Context</text:span>: Your interest in AI/ML and DevOps (from June 25, 2025) aligns with Mercury’s influence in communication and analytical skills, reinforcing your career potential in tech.</text:p>
        </text:list-item>
      </text:list>
      <text:p text:style-name="P10"/>
      <text:p text:style-name="P16">Based on approximate calculations for October 23, 2005, at 6:00 AM:</text:p>
      <text:list text:style-name="L7">
        <text:list-item>
          <text:p text:style-name="P33"><text:span text:style-name="Strong_20_Emphasis">Sun</text:span>: Libra (1st house) – Focus on self-expression, possibly struggling with authority or confidence. </text:p>
        </text:list-item>
        <text:list-item>
          <text:p text:style-name="P33"><text:span text:style-name="Strong_20_Emphasis">Moon</text:span>: Gemini (3rd house) – Strong communication skills, curiosity, and adaptability. </text:p>
        </text:list-item>
        <text:list-item>
          <text:p text:style-name="P33"><text:span text:style-name="Strong_20_Emphasis">Mercury</text:span>: Likely in Scorpio (2nd house, wealth/speech) – Sharp intellect, good financial acumen, persuasive speech. </text:p>
        </text:list-item>
        <text:list-item>
          <text:p text:style-name="P33"><text:span text:style-name="Strong_20_Emphasis">Venus</text:span>: Likely in Sagittarius (3rd house) – Artistic expression, love for learning, and social charm. </text:p>
        </text:list-item>
        <text:list-item>
          <text:p text:style-name="P33"><text:span text:style-name="Strong_20_Emphasis">Mars</text:span>: Likely in Taurus (8th house) – Determination, interest in research or hidden matters, but potential for impulsiveness. </text:p>
        </text:list-item>
        <text:list-item>
          <text:p text:style-name="P33"><text:span text:style-name="Strong_20_Emphasis">Jupiter</text:span>: Likely in Libra (1st house) – Wisdom, optimism, and leadership potential; enhances prosperity.</text:p>
        </text:list-item>
        <text:list-item>
          <text:p text:style-name="P33"><text:span text:style-name="Strong_20_Emphasis">Saturn</text:span>: Likely in Cancer (10th house, career) – Discipline in professional life, possible delays but long-term success. </text:p>
        </text:list-item>
        <text:list-item>
          <text:p text:style-name="P32"><text:soft-page-break/><text:span text:style-name="Strong_20_Emphasis">Rahu/Ketu</text:span>: Rahu in Pisces (6th house, challenges), Ketu in Virgo (12th house, spirituality) – Indicates a focus on overcoming obstacles and spiritual growth. </text:p>
        </text:list-item>
      </text:list>
      <text:h text:style-name="Heading_20_4" text:outline-level="4">5. <text:span text:style-name="Strong_20_Emphasis">Houses and Life Aspects</text:span></text:h>
      <text:p text:style-name="P16">The 12 houses in your Kundli represent:</text:p>
      <text:list text:continue-list="list2684168472" text:style-name="L1">
        <text:list-item>
          <text:p text:style-name="P21"><text:span text:style-name="Strong_20_Emphasis">1st House (Self)</text:span>: Libra, with Sun and Jupiter, suggests a charismatic personality with leadership potential. </text:p>
        </text:list-item>
        <text:list-item>
          <text:p text:style-name="P21"><text:span text:style-name="Strong_20_Emphasis">2nd House (Wealth)</text:span>: Scorpio, with Mercury, indicates good earning potential through communication or analytical skills. </text:p>
          <text:p text:style-name="P21"/>
        </text:list-item>
      </text:list>
      <text:h text:style-name="Heading_20_3" text:outline-level="3">Step 1: Birth Details</text:h>
      <text:list text:style-name="L8">
        <text:list-item>
          <text:p text:style-name="P35"><text:span text:style-name="Strong_20_Emphasis">Name</text:span>: Kapil </text:p>
        </text:list-item>
        <text:list-item>
          <text:p text:style-name="P35"><text:span text:style-name="Strong_20_Emphasis">Date of Birth</text:span>: October 23, 2005 </text:p>
        </text:list-item>
        <text:list-item>
          <text:p text:style-name="P35"><text:span text:style-name="Strong_20_Emphasis">Time of Birth</text:span>: 6:00 AM (IST) </text:p>
        </text:list-item>
        <text:list-item>
          <text:p text:style-name="P35"><text:span text:style-name="Strong_20_Emphasis">Place of Birth</text:span>: Kundli, Haryana (assumed; coordinates approx. 28.87°N, 77.12°E) </text:p>
        </text:list-item>
        <text:list-item>
          <text:p text:style-name="P34"><text:span text:style-name="Strong_20_Emphasis">Age</text:span>: 20 (as of June 26, 2025) </text:p>
        </text:list-item>
      </text:list>
      <text:h text:style-name="Heading_20_3" text:outline-level="3">Step 2: Generating the Kundli</text:h>
      <text:p text:style-name="P15">A Kundli is a Vedic astrological chart mapping the positions of planets, zodiac signs, and houses at the time of your birth. It’s divided into 12 houses, each representing aspects of life (e.g., personality, wealth, career, marriage). The chart is based on the <text:span text:style-name="Strong_20_Emphasis">Sidereal (Nirayana)</text:span> system, which differs from Western astrology by aligning with fixed stars.</text:p>
      <text:p text:style-name="P16">To calculate your Kundli precisely, astrologers use:</text:p>
      <text:list text:style-name="L9">
        <text:list-item>
          <text:p text:style-name="P37"><text:span text:style-name="Strong_20_Emphasis">Date, Time, and Place</text:span> to determine the Ascendant (Lagna), Moon sign, Sun sign, Nakshatra, and planetary positions. </text:p>
        </text:list-item>
        <text:list-item>
          <text:p text:style-name="P37"><text:span text:style-name="Strong_20_Emphasis">Vimshottari Dasha</text:span> system to predict life events based on planetary periods. </text:p>
        </text:list-item>
        <text:list-item>
          <text:p text:style-name="P36"><text:span text:style-name="Strong_20_Emphasis">Houses and Planets</text:span> to analyze life aspects like career, relationships, and health. </text:p>
        </text:list-item>
      </text:list>
      <text:p text:style-name="P15">Since I don’t have access to real-time astrological software to compute the exact planetary positions, I’ll provide an approximate Kundli based on standard Vedic astrology calculations for your birth details. For a precise chart, you can use free online tools like <text:span text:style-name="Strong_20_Emphasis">AstroSage</text:span>, <text:span text:style-name="Strong_20_Emphasis">AstroYogi</text:span>, or <text:span text:style-name="Strong_20_Emphasis">Vedic Rishi</text:span>, which require your exact birth details.</text:p>
      <text:p text:style-name="P8"/>
      <text:h text:style-name="Heading_20_3" text:outline-level="3">Step 3: Approximate Kundli Analysis</text:h>
      <text:p text:style-name="P16">Using your birth details, here’s a general breakdown of your Kundli:</text:p>
      <text:h text:style-name="Heading_20_4" text:outline-level="4">1. <text:span text:style-name="Strong_20_Emphasis">Ascendant (Lagna)</text:span></text:h>
      <text:list text:style-name="L10">
        <text:list-item>
          <text:p text:style-name="P39">At 6:00 AM on October 23, 2005, in Haryana, the Ascendant is likely <text:span text:style-name="Strong_20_Emphasis">Libra (Tula)</text:span>, ruled by Venus. The exact degree depends on the precise location and time, but Libra Ascendant is common for early morning births around this date. </text:p>
        </text:list-item>
        <text:list-item>
          <text:p text:style-name="P39"><text:span text:style-name="Strong_20_Emphasis">Traits</text:span>: Libra Ascendant individuals are charming, diplomatic, and value balance and relationships. You may have a natural inclination toward aesthetics, fairness, and social <text:soft-page-break/>harmony. The first house (self, personality) is influenced by Venus, suggesting a pleasant demeanor and interest in beauty or creativity.</text:p>
          <text:p text:style-name="P38"/>
        </text:list-item>
      </text:list>
      <text:h text:style-name="Heading_20_4" text:outline-level="4">2. <text:span text:style-name="Strong_20_Emphasis">Sun Sign and Moon Sign</text:span></text:h>
      <text:list text:style-name="L11">
        <text:list-item>
          <text:p text:style-name="P40"><text:span text:style-name="Strong_20_Emphasis">Sun Sign (Western)</text:span>: Scorpio (based on the tropical zodiac, October 23 falls in Scorpio). </text:p>
        </text:list-item>
        <text:list-item>
          <text:p text:style-name="P40"><text:span text:style-name="Strong_20_Emphasis">Moon Sign (Vedic)</text:span>: Likely <text:span text:style-name="Strong_20_Emphasis">Gemini (Mithuna)</text:span> or <text:span text:style-name="Strong_20_Emphasis">Cancer (Karka)</text:span>, depending on the exact time and Nakshatra. For 6:00 AM, the Moon was likely in <text:span text:style-name="Strong_20_Emphasis">Gemini</text:span>, in the <text:span text:style-name="Strong_20_Emphasis">Ardra Nakshatra</text:span> (ruled by Rahu), which gives intellectual curiosity, adaptability, and a dynamic mind.</text:p>
          <text:p text:style-name="P40"/>
        </text:list-item>
      </text:list>
      <text:h text:style-name="Heading_20_4" text:outline-level="4">3. <text:span text:style-name="Strong_20_Emphasis">Nakshatra (Birth Star)</text:span></text:h>
      <text:list text:style-name="L12">
        <text:list-item>
          <text:p text:style-name="P42">Your Nakshatra is likely <text:span text:style-name="Strong_20_Emphasis">Ardra</text:span> (6th Nakshatra, ruled by Rahu), which spans Gemini. Ardra natives are intense, transformative, and often face internal struggles but have strong problem-solving skills. This Nakshatra suggests a life path involving overcoming challenges through intellect and adaptability.</text:p>
          <text:p text:style-name="P41"/>
        </text:list-item>
      </text:list>
      <text:h text:style-name="Heading_20_4" text:outline-level="4">4. <text:span text:style-name="Strong_20_Emphasis">Key Planetary Positions</text:span></text:h>
      <text:p text:style-name="Text_20_body"><text:span text:style-name="Strong_20_Emphasis">Based on approximate calculations for October 23, 2005, at 6:00 AM:</text:span></text:p>
      <text:list text:style-name="L13">
        <text:list-item>
          <text:p text:style-name="P44"><text:span text:style-name="Strong_20_Emphasis">Sun</text:span>: Libra (1st house) – Focus on self-expression, possibly struggling with authority or confidence. </text:p>
        </text:list-item>
        <text:list-item>
          <text:p text:style-name="P44"><text:span text:style-name="Strong_20_Emphasis">Moon</text:span>: Gemini (3rd house) – Strong communication skills, curiosity, and adaptability. </text:p>
        </text:list-item>
        <text:list-item>
          <text:p text:style-name="P44"><text:span text:style-name="Strong_20_Emphasis">Mercury</text:span>: Likely in Scorpio (2nd house, wealth/speech) – Sharp intellect, good financial acumen, persuasive speech. </text:p>
        </text:list-item>
        <text:list-item>
          <text:p text:style-name="P44"><text:span text:style-name="Strong_20_Emphasis">Venus</text:span>: Likely in Sagittarius (3rd house) – Artistic expression, love for learning, and social charm. </text:p>
        </text:list-item>
        <text:list-item>
          <text:p text:style-name="P44"><text:span text:style-name="Strong_20_Emphasis">Mars</text:span>: Likely in Taurus (8th house) – Determination, interest in research or hidden matters, but potential for impulsiveness. </text:p>
        </text:list-item>
        <text:list-item>
          <text:p text:style-name="P44"><text:span text:style-name="Strong_20_Emphasis">Jupiter</text:span>: Likely in Libra (1st house) – Wisdom, optimism, and leadership potential; enhances prosperity.</text:p>
        </text:list-item>
        <text:list-item>
          <text:p text:style-name="P44"><text:span text:style-name="Strong_20_Emphasis">Saturn</text:span>: Likely in Cancer (10th house, career) – Discipline in professional life, possible delays but long-term success. </text:p>
        </text:list-item>
        <text:list-item>
          <text:p text:style-name="P43"><text:span text:style-name="Strong_20_Emphasis">Rahu/Ketu</text:span>: Rahu in Pisces (6th house, challenges), Ketu in Virgo (12th house, spirituality) – Indicates a focus on overcoming obstacles and spiritual growth.</text:p>
        </text:list-item>
      </text:list>
      <text:p text:style-name="Text_20_body"><text:span text:style-name="Strong_20_Emphasis"/></text:p>
      <text:p text:style-name="Text_20_body"><text:span text:style-name="Strong_20_Emphasis"/></text:p>
      <text:h text:style-name="Heading_20_4" text:outline-level="4"><text:span text:style-name="Strong_20_Emphasis">5. Houses and Life Aspects</text:span></text:h>
      <text:p text:style-name="P16">The 12 houses in your Kundli represent:</text:p>
      <text:list text:style-name="L14">
        <text:list-item>
          <text:p text:style-name="P46"><text:span text:style-name="Strong_20_Emphasis">1st House (Self)</text:span>: Libra, with Sun and Jupiter, suggests a charismatic personality with leadership potential. </text:p>
        </text:list-item>
        <text:list-item>
          <text:p text:style-name="P46"><text:span text:style-name="Strong_20_Emphasis">2nd House (Wealth)</text:span>: Scorpio, with Mercury, indicates good earning potential through communication or analytical skills. </text:p>
        </text:list-item>
        <text:list-item>
          <text:p text:style-name="P46"><text:soft-page-break/><text:span text:style-name="Strong_20_Emphasis">3rd House (Siblings, Communication)</text:span>: Sagittarius, with Moon and Venus, points to strong communication and creative expression. </text:p>
        </text:list-item>
        <text:list-item>
          <text:p text:style-name="P46"><text:span text:style-name="Strong_20_Emphasis">7th House (Partnerships)</text:span>: Aries, suggests dynamic but potentially intense relationships. </text:p>
        </text:list-item>
        <text:list-item>
          <text:p text:style-name="P46"><text:span text:style-name="Strong_20_Emphasis">10th House (Career)</text:span>: Cancer, with Saturn, indicates a disciplined approach to career, possibly in nurturing or structured fields. </text:p>
        </text:list-item>
        <text:list-item>
          <text:p text:style-name="P45"><text:span text:style-name="Strong_20_Emphasis">11th House (Gains)</text:span>: Leo, suggests success through leadership and networking.</text:p>
        </text:list-item>
      </text:list>
      <text:p text:style-name="Text_20_body"><text:span text:style-name="Strong_20_Emphasis"/></text:p>
      <text:h text:style-name="Heading_20_4" text:outline-level="4"><text:span text:style-name="Strong_20_Emphasis">. Vimshottari Dasha</text:span></text:h>
      <text:p text:style-name="P15">The Vimshottari Dasha system divides life into planetary periods. For Ardra Nakshatra (Rahu-ruled), you were likely born in the <text:span text:style-name="Strong_20_Emphasis">Rahu Mahadasha</text:span>, which lasts 18 years. By 2025, at age 20, you’re likely transitioning into the <text:span text:style-name="Strong_20_Emphasis">Jupiter Mahadasha</text:span> (16 years), starting around 2023–2024. Jupiter’s influence brings growth, wisdom, and opportunities, especially in education and career, given its placement in your 1st house.</text:p>
      <text:h text:style-name="Heading_20_4" text:outline-level="4">7. <text:span text:style-name="Strong_20_Emphasis">Yogas and Doshas</text:span></text:h>
      <text:list text:style-name="L15">
        <text:list-item>
          <text:p text:style-name="P47"><text:span text:style-name="Strong_20_Emphasis">Raj Yoga</text:span>: Possible due to Jupiter in the 1st house (Libra), indicating prosperity and leadership, especially if it forms a connection with Kendra/Trikona lords.</text:p>
        </text:list-item>
        <text:list-item>
          <text:p text:style-name="P47"><text:span text:style-name="Strong_20_Emphasis">Mangal Dosha</text:span>: Check if Mars is in the 1st, 4th, 7th, 8th, or 12th house. Mars in the 8th house (Taurus) may indicate a mild Mangal Dosha, affecting marriage timing or compatibility. Remedies like marrying another Manglik or performing rituals can mitigate this.</text:p>
        </text:list-item>
        <text:list-item>
          <text:p text:style-name="P47"><text:span text:style-name="Strong_20_Emphasis">Kala Sarpa Dosha</text:span>: Unlikely unless all planets are between Rahu and Ketu, which requires precise calculation.</text:p>
        </text:list-item>
      </text:list>
      <text:p text:style-name="P8"/>
      <text:h text:style-name="P7" text:outline-level="4">8. <text:span text:style-name="Strong_20_Emphasis">Career and Life Path</text:span></text:h>
      <text:list text:style-name="L16">
        <text:list-item>
          <text:p text:style-name="P49"><text:span text:style-name="Strong_20_Emphasis">Career</text:span>: With Saturn in the 10th house (Cancer), you’re disciplined and suited for careers in technology, management, or public service. Mercury in the 2nd house suggests success in communication-driven fields like IT, writing, or finance. Your previous interest in AI/ML and DevOps (from June 25, 2025, conversation) aligns with these placements, especially with Moon in Gemini (intellect).</text:p>
        </text:list-item>
        <text:list-item>
          <text:p text:style-name="P49"><text:span text:style-name="Strong_20_Emphasis">Education</text:span>: Jupiter in the 1st house supports higher education and learning, making you a natural scholar. </text:p>
        </text:list-item>
        <text:list-item>
          <text:p text:style-name="P48"><text:span text:style-name="Strong_20_Emphasis">Relationships</text:span>: The 7th house (Aries) suggests passionate but potentially challenging partnerships. Kundli matching is recommended for marriage compatibility</text:p>
        </text:list-item>
      </text:list>
      <text:p text:style-name="P8"/>
      <text:p text:style-name="P8"/>
      <text:p text:style-name="P8"/>
      <text:p text:style-name="P68">Q. <text:span text:style-name="T1">when i will get married ?</text:span></text:p>
      <text:p text:style-name="P17">Based on your Kundli (DOB: Oct 23, 2005, 6:00 AM, Kundli, Haryana, Libra Ascendant):</text:p>
      <text:p text:style-name="P17">- Marriage Timing: Likely 2026–2030 (ages 21–25), especially 2027–2029 (ages 22–24) during Jupiter-Venus or Jupiter-Moon Dasha.</text:p>
      <text:p text:style-name="P17">- Factors: Aries 7th house (Mars-ruled), possible mild Mangal Dosha (Mars in 8th). Jupiter transit (2026–2027) supports marriage.</text:p>
      <text:p text:style-name="P17"><text:soft-page-break/>- Partner: Dynamic, independent, possibly intellectual (Venus in Sagittarius).</text:p>
      <text:p text:style-name="P17">- Remedies: If delayed, chant “Om Shukraya Namaha” (108 times daily) or visit Hanuman temple for Mangal Dosha.</text:p>
      <text:p text:style-name="P2"><text:span text:style-name="T3"/></text:p>
      <text:p text:style-name="P67">Q.tomorrow is 27 June , tell me how my tomorrow's day will be</text:p>
      <text:h text:style-name="P1" text:outline-level="3">Astrological Context</text:h>
      <text:list text:style-name="L17">
        <text:list-item>
          <text:p text:style-name="P52"><text:span text:style-name="Strong_20_Emphasis">Current Dasha</text:span>: You’re likely in <text:span text:style-name="Strong_20_Emphasis">Jupiter Mahadasha</text:span> (started ~2023–2024), with a sub-period (Antardasha) possibly of Jupiter or Venus, favoring growth and relationships. </text:p>
        </text:list-item>
        <text:list-item>
          <text:p text:style-name="P52"><text:span text:style-name="Strong_20_Emphasis">Moon Transit</text:span>: On June 27, 2025, the Moon is in <text:span text:style-name="Strong_20_Emphasis">Cancer</text:span>, in <text:span text:style-name="Strong_20_Emphasis">Pushya Nakshatra</text:span> (ruled by Saturn), based on standard ephemeris data. This affects your 10th house (career, public life). </text:p>
        </text:list-item>
        <text:list-item>
          <text:p text:style-name="P51"><text:span text:style-name="Strong_20_Emphasis">Other Transits</text:span>: Jupiter in Taurus (8th house, transformation), Saturn in Pisces (6th house, work/health), and Rahu in Aquarius (5th house, creativity/romance) influence the day’s energy. </text:p>
        </text:list-item>
      </text:list>
      <text:h text:style-name="P6" text:outline-level="3">Tomorrow’s Prediction (June 27, 2025)</text:h>
      <text:list text:style-name="L18">
        <text:list-item>
          <text:p text:style-name="P54"><text:span text:style-name="Strong_20_Emphasis">Overall Vibe</text:span>: A productive day with focus on career or responsibilities. The Moon in Cancer (10th house) emphasizes work, ambition, and discipline, aligning with your career interests (e.g., AI/ML, DevOps). </text:p>
        </text:list-item>
        <text:list-item>
          <text:p text:style-name="P54"><text:span text:style-name="Strong_20_Emphasis">Career/Studies</text:span>: Good for tasks requiring focus or problem-solving. You may make progress on projects or impress superiors. Avoid overworking, as Saturn’s influence can cause stress. </text:p>
        </text:list-item>
        <text:list-item>
          <text:p text:style-name="P54"><text:span text:style-name="Strong_20_Emphasis">Relationships</text:span>: Emotional sensitivity due to Moon in Cancer. Connect with family or close friends, but avoid overthinking in romantic matters (Rahu in 5th house). </text:p>
        </text:list-item>
        <text:list-item>
          <text:p text:style-name="P54"><text:span text:style-name="Strong_20_Emphasis">Health</text:span>: Moderate energy. Stress or minor digestive issues possible (Moon-Saturn link). Stay hydrated and rest. </text:p>
        </text:list-item>
        <text:list-item>
          <text:p text:style-name="P54"><text:span text:style-name="Strong_20_Emphasis">Mood</text:span>: Reflective and goal-oriented, but don’t let small setbacks (6th house Saturn) dampen your mood. </text:p>
        </text:list-item>
        <text:list-item>
          <text:p text:style-name="P54"><text:span text:style-name="Strong_20_Emphasis">Lucky Colors</text:span>: Blue, white. </text:p>
        </text:list-item>
        <text:list-item>
          <text:p text:style-name="P53"><text:span text:style-name="Strong_20_Emphasis">Lucky Number</text:span>: 8. </text:p>
        </text:list-item>
      </text:list>
      <text:h text:style-name="Heading_20_3" text:outline-level="3">Tips for the Day</text:h>
      <text:list text:style-name="L19">
        <text:list-item>
          <text:p text:style-name="P56"><text:span text:style-name="Strong_20_Emphasis">Do</text:span>: Tackle important tasks early, communicate clearly, and stay organized. </text:p>
        </text:list-item>
        <text:list-item>
          <text:p text:style-name="P56"><text:span text:style-name="Strong_20_Emphasis">Avoid</text:span>: Overloading your schedule or engaging in conflicts (Mars in Gemini may spark minor disputes). </text:p>
        </text:list-item>
        <text:list-item>
          <text:p text:style-name="P55"><text:span text:style-name="Strong_20_Emphasis">Remedy</text:span>: Offer water to a Tulsi plant or chant “Om Namah Shivaya” (5 times) for calm energy.</text:p>
        </text:list-item>
      </text:list>
      <text:p text:style-name="P2"/>
      <text:p text:style-name="P2"/>
      <text:p text:style-name="P18"><text:span text:style-name="T5">Q. </text:span><text:span text:style-name="Strong_20_Emphasis"><text:span text:style-name="T4">What are planetary aspects and why are they important?</text:span></text:span></text:p>
      <text:p text:style-name="P18"><text:span text:style-name="T5">Sol : </text:span><text:span text:style-name="Strong_20_Emphasis">Planetary Aspects for You (Oct 23, 2005, 6:00 AM, Kundli, Haryana)</text:span>:</text:p>
      <text:list text:style-name="L20">
        <text:list-item>
          <text:p text:style-name="P58"><text:soft-page-break/><text:span text:style-name="Strong_20_Emphasis">Jupiter</text:span> (1st house, Libra): Boosts 5th (creativity, romance), 7th (marriage), 9th (luck, education) – supports studies, relationships. </text:p>
        </text:list-item>
        <text:list-item>
          <text:p text:style-name="P58"><text:span text:style-name="Strong_20_Emphasis">Saturn</text:span> (10th house, Cancer): Influences 12th (spirituality), 4th (home), 7th (marriage) – adds discipline, possible delays in marriage. </text:p>
        </text:list-item>
        <text:list-item>
          <text:p text:style-name="P58"><text:span text:style-name="Strong_20_Emphasis">Mars</text:span> (8th house, Taurus): Affects 11th (gains), 3rd (communication), 4th (home) – drives ambition, may cause minor conflicts. </text:p>
        </text:list-item>
        <text:list-item>
          <text:p text:style-name="P57"><text:span text:style-name="Strong_20_Emphasis">Moon</text:span> (3rd house, Gemini): Impacts 9th (luck) – enhances intellect, communication. </text:p>
        </text:list-item>
      </text:list>
      <text:p text:style-name="P16"><text:span text:style-name="Strong_20_Emphasis">Importance</text:span>: Shapes marriage (2026–2030 likely), career focus, and daily outcomes (e.g., June 27, 2025: productive but stressful). Check <text:span text:style-name="Strong_20_Emphasis">AstroSage</text:span> for exact aspects. Want focus on one area?</text:p>
      <text:p text:style-name="P19"/>
      <text:p text:style-name="P5"><text:span text:style-name="T5">Q. </text:span>Main Elements and Their Zodiac Signs</text:p>
      <text:list text:style-name="L21">
        <text:list-item>
          <text:p text:style-name="P60"><text:span text:style-name="Strong_20_Emphasis">Fire</text:span>: Aries, Leo, Sagittarius </text:p>
          <text:list>
            <text:list-item>
              <text:p text:style-name="P60">Traits: Passionate, energetic, leadership-driven. </text:p>
            </text:list-item>
            <text:list-item>
              <text:p text:style-name="P60">In Your Kundli: 7th house (Aries, partnerships) suggests a dynamic, assertive spouse or relationships. </text:p>
            </text:list-item>
          </text:list>
        </text:list-item>
        <text:list-item>
          <text:p text:style-name="P60"><text:span text:style-name="Strong_20_Emphasis">Earth</text:span>: Taurus, Virgo, Capricorn </text:p>
          <text:list>
            <text:list-item>
              <text:p text:style-name="P60">Traits: Practical, grounded, hardworking. </text:p>
            </text:list-item>
            <text:list-item>
              <text:p text:style-name="P60">In Your Kundli: Mars in Taurus (8th house, transformation) indicates determination and focus on stability, possibly in career (e.g., AI/ML, DevOps interest). </text:p>
            </text:list-item>
          </text:list>
        </text:list-item>
        <text:list-item>
          <text:p text:style-name="P60"><text:span text:style-name="Strong_20_Emphasis">Air</text:span>: Gemini, Libra, Aquarius </text:p>
          <text:list>
            <text:list-item>
              <text:p text:style-name="P60">Traits: Intellectual, communicative, social. </text:p>
            </text:list-item>
            <text:list-item>
              <text:p text:style-name="P60">In Your Kundli: Libra Ascendant (1st house, self) and Moon in Gemini (3rd house, communication) make you charming, adaptable, and strong in intellect-driven fields. </text:p>
            </text:list-item>
          </text:list>
        </text:list-item>
        <text:list-item>
          <text:p text:style-name="P60"><text:span text:style-name="Strong_20_Emphasis">Water</text:span>: Cancer, Scorpio, Pisces </text:p>
          <text:list>
            <text:list-item>
              <text:p text:style-name="P60">Traits: Emotional, intuitive, nurturing. </text:p>
            </text:list-item>
            <text:list-item>
              <text:p text:style-name="P59">In Your Kundli: Saturn in Cancer (10th house, career) adds discipline but emotional sensitivity to work; Sun in Scorpio (Western zodiac) hints at intensity. </text:p>
            </text:list-item>
          </text:list>
        </text:list-item>
      </text:list>
      <text:h text:style-name="Heading_20_3" text:outline-level="3">Your Dominant Elements</text:h>
      <text:list text:style-name="L22">
        <text:list-item>
          <text:p text:style-name="P62"><text:span text:style-name="Strong_20_Emphasis">Air Dominates</text:span>: Libra Ascendant, Moon in Gemini, and likely Jupiter in Libra emphasize communication, charm, and intellectual pursuits (aligns with your AI/ML interest). </text:p>
        </text:list-item>
        <text:list-item>
          <text:p text:style-name="P62"><text:span text:style-name="Strong_20_Emphasis">Earth Influence</text:span>: Mars in Taurus supports practical ambition. </text:p>
        </text:list-item>
        <text:list-item>
          <text:p text:style-name="P61"><text:span text:style-name="Strong_20_Emphasis">Fire Touch</text:span>: Aries 7th house suggests passion in relationships (relevant to marriage query, 2026–2030).</text:p>
        </text:list-item>
      </text:list>
      <text:p text:style-name="Text_20_body"/>
      <text:p text:style-name="P20"/>
      <text:p text:style-name="P4">Q. What is the significance of the 1st house in a birth chart?</text:p>
      <text:h text:style-name="P3" text:outline-level="3">Significance of the 1st House</text:h>
      <text:list text:style-name="L23">
        <text:list-item>
          <text:p text:style-name="P64"><text:span text:style-name="Strong_20_Emphasis">Core Identity</text:span>: The 1st house, or <text:span text:style-name="Strong_20_Emphasis">Lagna</text:span>, represents your personality, physical appearance, temperament, and how others perceive you. </text:p>
        </text:list-item>
        <text:list-item>
          <text:p text:style-name="P64"><text:soft-page-break/><text:span text:style-name="Strong_20_Emphasis">Life Path</text:span>: It sets the tone for your entire chart, influencing your approach to life, health, and self-expression. </text:p>
        </text:list-item>
        <text:list-item>
          <text:p text:style-name="P64"><text:span text:style-name="Strong_20_Emphasis">Ruling Planet</text:span>: The 1st house’s sign and its ruler shape your core traits and life direction. </text:p>
        </text:list-item>
        <text:list-item>
          <text:p text:style-name="P63"><text:span text:style-name="Strong_20_Emphasis">Key Areas</text:span>: Governs self-awareness, vitality, and first impressions. </text:p>
        </text:list-item>
      </text:list>
      <text:h text:style-name="Heading_20_3" text:outline-level="3">In Your Kundli (Libra Ascendant)</text:h>
      <text:list text:style-name="L24">
        <text:list-item>
          <text:p text:style-name="P66"><text:span text:style-name="Strong_20_Emphasis">Sign</text:span>: Libra (ruled by Venus) in the 1st house makes you charming, diplomatic, and relationship-oriented, with a love for balance and aesthetics. </text:p>
        </text:list-item>
        <text:list-item>
          <text:p text:style-name="P66"><text:span text:style-name="Strong_20_Emphasis">Planets</text:span>: Likely Jupiter in Libra (1st house), enhancing optimism, wisdom, and leadership, boosting your charisma and life opportunities (e.g., in AI/ML career pursuits, as noted earlier). </text:p>
        </text:list-item>
        <text:list-item>
          <text:p text:style-name="P65"><text:span text:style-name="Strong_20_Emphasis">Impact</text:span>: Your Libra Ascendant shapes your approachable nature, supports your intellectual and social skills (Moon in Gemini, 3rd house), and influences relationships (e.g., marriage in 2027–2029, ages 22–24). Jupiter’s presence strengthens success in education and self-development. </text:p>
        </text:list-item>
      </text:list>
      <text:p text:style-name="P16"><text:span text:style-name="Strong_20_Emphasis">Relevance</text:span>: The 1st house defines your confident, harmonious personality, driving your interactions and ambitions, including romantic initiatives (e.g., proposing, as discussed).</text:p>
      <text:p text:style-name="P16"><text:span text:style-name="Strong_20_Emphasis">Action</text:span>: Use <text:span text:style-name="Strong_20_Emphasis">AstroSage</text:span> to confirm 1st house planets and aspects. Want focus on how it affects career or relationship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8:04:08.973836648</meta:creation-date>
    <dc:date>2025-07-07T11:31:45.542503514</dc:date>
    <meta:editing-duration>PT48M12S</meta:editing-duration>
    <meta:editing-cycles>6</meta:editing-cycles>
    <meta:generator>LibreOffice/24.2.7.2$Linux_X86_64 LibreOffice_project/420$Build-2</meta:generator>
    <meta:document-statistic meta:table-count="0" meta:image-count="0" meta:object-count="0" meta:page-count="8" meta:paragraph-count="165" meta:word-count="2501" meta:character-count="16512" meta:non-whitespace-character-count="14187"/>
  </office:meta>
</office:document-meta>
</file>